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3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NPUT LAY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WEIGHT MATRIX: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1.5" calcext:value-type="float">
            <text:p>-1.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]*[.G1]+[.C1]*[.G2]+[.D1]*[.G3]" office:value-type="float" office:value="0.3" calcext:value-type="float">
            <text:p>0.3</text:p>
          </table:table-cell>
          <table:table-cell table:formula="of:=[.B1]*[.H1]+[.C1]*[.H2]+[.D1]*[.H3]" office:value-type="float" office:value="-1.25" calcext:value-type="float">
            <text:p>-1.25</text:p>
          </table:table-cell>
          <table:table-cell table:number-columns-repeated="3"/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DDEN</text:p>
          </table:table-cell>
          <table:table-cell table:formula="of:=TANH([.B3])" office:value-type="float" office:value="0.291312612451591" calcext:value-type="float">
            <text:p>0.2913126125</text:p>
          </table:table-cell>
          <table:table-cell table:formula="of:=TANH([.C3])" office:value-type="float" office:value="-0.848283639957513" calcext:value-type="float">
            <text:p>-0.84828364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OUTPUT WEIGHTS: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5" calcext:value-type="float">
            <text:p>-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TPUT</text:p>
          </table:table-cell>
          <table:table-cell table:formula="of:=[.B4]*[.G5]+[.C4]*[.H5]" office:value-type="float" office:value="0.715454432430347" calcext:value-type="float">
            <text:p>0.7154544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E 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</text:p>
          </table:table-cell>
          <table:table-cell table:formula="of:=0.5*([.B6]-[.B7])^2" office:value-type="float" office:value="0.0404830900117678" calcext:value-type="float">
            <text:p>0.040483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 ERROR</text:p>
          </table:table-cell>
          <table:table-cell table:formula="of:=[.B6]-[.B7]" office:value-type="float" office:value="-0.284545567569653" calcext:value-type="float">
            <text:p>-0.2845455676</text:p>
          </table:table-cell>
          <table:table-cell table:number-columns-repeated="3"/>
          <table:table-cell office:value-type="string" calcext:value-type="string">
            <text:p>STEP 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 GRAD</text:p>
          </table:table-cell>
          <table:table-cell table:formula="of:=[.B9]*[.B4]" office:value-type="float" office:value="-0.0828917126502362" calcext:value-type="float">
            <text:p>-0.0828917127</text:p>
          </table:table-cell>
          <table:table-cell table:formula="of:=[.B9]*[.C4]" office:value-type="float" office:value="0.241375349791761" calcext:value-type="float">
            <text:p>0.2413753498</text:p>
          </table:table-cell>
          <table:table-cell table:number-columns-repeated="2"/>
          <table:table-cell office:value-type="string" calcext:value-type="string">
            <text:p>UPD WEIGHTS:</text:p>
          </table:table-cell>
          <table:table-cell table:formula="of:=[.G5]-0.5*[.B10]" office:value-type="float" office:value="1.04144585632512" calcext:value-type="float">
            <text:p>1.0414458563</text:p>
          </table:table-cell>
          <table:table-cell table:formula="of:=[.H5]-0.5*[.C10]" office:value-type="float" office:value="-0.620687674895881" calcext:value-type="float">
            <text:p>-0.6206876749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HID ERROR</text:p>
          </table:table-cell>
          <table:table-cell table:formula="of:=[.B9]*[.G5]*(1-[.B4]^2)" office:value-type="float" office:value="-0.260398166206926" calcext:value-type="float">
            <text:p>-0.2603981662</text:p>
          </table:table-cell>
          <table:table-cell table:formula="of:=[.B9]*[.H5]*(1-[.C4]^2)" office:value-type="float" office:value="0.0398954036261397" calcext:value-type="float">
            <text:p>0.03989540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 GRAD</text:p>
          </table:table-cell>
          <table:table-cell table:formula="of:=[.B12]*[.G1]" office:value-type="float" office:value="-0.0520796332413851" calcext:value-type="float">
            <text:p>-0.0520796332</text:p>
          </table:table-cell>
          <table:table-cell table:formula="of:=[.C12]*[.H1]" office:value-type="float" office:value="-0.0598431054392095" calcext:value-type="float">
            <text:p>-0.0598431054</text:p>
          </table:table-cell>
          <table:table-cell table:number-columns-repeated="2"/>
          <table:table-cell office:value-type="string" calcext:value-type="string">
            <text:p>UPD W MATRIX:</text:p>
          </table:table-cell>
          <table:table-cell table:formula="of:=[.G1]-[.G9]*[.B13]" office:value-type="float" office:value="0.252079633241385" calcext:value-type="float">
            <text:p>0.2520796332</text:p>
          </table:table-cell>
          <table:table-cell table:formula="of:=[.H1]-[.G9]*[.C13]" office:value-type="float" office:value="-1.44015689456079" calcext:value-type="float">
            <text:p>-1.4401568946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*[.G2]" office:value-type="float" office:value="0.260398166206926" calcext:value-type="float">
            <text:p>0.2603981662</text:p>
          </table:table-cell>
          <table:table-cell table:style-name="ce3" table:formula="of:=[.C12]*[.H2]" office:value-type="float" office:value="0.0199477018130698" calcext:value-type="float">
            <text:p>0.0199477018</text:p>
          </table:table-cell>
          <table:table-cell table:number-columns-repeated="3"/>
          <table:table-cell table:formula="of:=[.G2]-[.G9]*[.B14]" office:value-type="float" office:value="-1.26039816620693" calcext:value-type="float">
            <text:p>-1.2603981662</text:p>
          </table:table-cell>
          <table:table-cell table:formula="of:=[.H2]-[.G9]*[.C14]" office:value-type="float" office:value="0.48005229818693" calcext:value-type="float">
            <text:p>0.4800522982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*[.G3]" office:value-type="float" office:value="-0.0781194498620777" calcext:value-type="float">
            <text:p>-0.0781194499</text:p>
          </table:table-cell>
          <table:table-cell table:style-name="ce3" table:formula="of:=[.C12]*[.H3]" office:value-type="float" office:value="0" calcext:value-type="float">
            <text:p>0</text:p>
          </table:table-cell>
          <table:table-cell table:number-columns-repeated="3"/>
          <table:table-cell table:formula="of:=[.G3]-[.G9]*[.B15]" office:value-type="float" office:value="0.378119449862078" calcext:value-type="float">
            <text:p>0.3781194499</text:p>
          </table:table-cell>
          <table:table-cell table:formula="of:=[.H3]-[.G9]*[.C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LAYER'</text:p>
          </table:table-cell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0.5" calcext:value-type="float">
            <text:p>0.5</text:p>
          </table:table-cell>
          <table:table-cell table:formula="of:=[.D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7]*[.G13]+[.C17]*[.G14]+[.D17]*[.G15]" office:value-type="float" office:value="0.378119449862078" calcext:value-type="float">
            <text:p>0.3781194499</text:p>
          </table:table-cell>
          <table:table-cell table:formula="of:=[.B17]*[.H13]+[.C17]*[.H14]+[.D17]*[.H15]" office:value-type="float" office:value="-1.20013074546733" calcext:value-type="float">
            <text:p>-1.20013074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DEN</text:p>
          </table:table-cell>
          <table:table-cell table:formula="of:=TANH([.B19])" office:value-type="float" office:value="0.361073203635796" calcext:value-type="float">
            <text:p>0.3610732036</text:p>
          </table:table-cell>
          <table:table-cell table:formula="of:=TANH([.C19])" office:value-type="float" office:value="-0.833694482647569" calcext:value-type="float">
            <text:p>-0.83369448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</text:p>
          </table:table-cell>
          <table:table-cell table:formula="of:=[.B20]*[.G10]+[.C20]*[.H10]" office:value-type="float" office:value="0.893502081764579" calcext:value-type="float">
            <text:p>0.8935020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E 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</text:p>
          </table:table-cell>
          <table:table-cell table:formula="of:=0.5*([.B22]-[.B23])^2" office:value-type="float" office:value="0.00567090329423922" calcext:value-type="float">
            <text:p>0.0056709033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 III</meta:initial-creator>
    <meta:creation-date>2015-10-28T22:16:45.321967708</meta:creation-date>
    <dc:date>2015-10-28T22:33:58.134767301</dc:date>
    <dc:creator>Hal III</dc:creator>
    <meta:editing-duration>PT1M32S</meta:editing-duration>
    <meta:editing-cycles>1</meta:editing-cycles>
    <meta:document-statistic meta:table-count="1" meta:cell-count="69" meta:object-count="0"/>
    <meta:generator>LibreOffice/4.2.8.2$Linux_X86_64 LibreOffice_project/420m0$Build-2</meta:generator>
  </office:meta>
</office:document-meta>
</file>